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ttributeMethodProcessorTests.resolveArgumentBinding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RequestDataBinder.StubRequestDataBinder(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ProcessorTests.notAnnotated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DataBinder.validate( Object ... validation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ProcessorTests.supportedParametersInDefaultResolu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AttributeMethodProcessorTests.resolveArgumentFrom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RequestDataBinder.bind( 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ProcessorTests.resolveArgumentBindingDisabledPrevious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AttributeMethodProcessorTests.resolveArgument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AttributeMethodProcessorTests.resolveConstructorListArgumentFromCommaSeparatedReques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ubRequestDataBinder.isValidate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ProcessorTests.handleAnnotated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ttributeMethodProcessorTests.bindExcepti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eanWithConstructorArgs.TestBeanWithConstructorArgs( List &lt; String &gt; listOf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DataBinder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ProcessorTests.supportedReturnTypesInDefaultResolu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AttributeMethodProcessorTests.resolveArgumentOr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delAttributeMethodProcessorTests.annotated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ProcessorTests.support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AttributeMethodProcessorTests.handleNotAnnotated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AttributeMethod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delAttributeMethodProcessorTests.testGetAttributeFromModel( String expectedAttrName ,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AttributeMethodProcessorTests.supportedRetur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AttributeMethodProcessorTests.resolveArgumentVia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AttributeHandler.modelAttribute( @ ModelAttribute ( "attrName" ) @ Valid TestBean annotatedAttr , Errors errors , int intArg , @ ModelAttribute TestBean defaultNameAttr , @ ModelAttribute ( name = "noBindAttr" , binding = false ) @ Valid TestBean noBindAttr , TestBean notAnnotatedAttr , TestBeanWithConstructorArgs beanWithConstructo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AttributeMethodProcessorTests.resolveArgumentBi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RequestDataBinder.isBind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